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d168e"/>
    </style:style>
    <style:style style:name="P5" style:family="paragraph" style:parent-style-name="Standard" style:master-page-name="First_20_Page">
      <style:paragraph-properties fo:margin-top="0in" fo:margin-bottom="0in" loext:contextual-spacing="false" fo:line-height="200%" style:page-number="auto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200%"/>
      <style:text-properties officeooo:paragraph-rsid="0041dfc1"/>
    </style:style>
    <style:style style:name="P8" style:family="paragraph" style:parent-style-name="Standard">
      <style:paragraph-properties fo:margin-top="0in" fo:margin-bottom="0in" loext:contextual-spacing="false" fo:line-height="200%" fo:text-align="start" style:justify-single-word="false"/>
    </style:style>
    <style:style style:name="P9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41f2e1"/>
    </style:style>
    <style:style style:name="P1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rsid="0045e7f3" officeooo:paragraph-rsid="0045e7f3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c99d" style:font-size-asian="12pt" style:font-size-complex="12pt"/>
    </style:style>
    <style:style style:name="T3" style:family="text">
      <style:text-properties style:font-name="Times New Roman" fo:font-size="12pt" officeooo:rsid="001d168e" style:font-size-asian="12pt" style:font-size-complex="12pt"/>
    </style:style>
    <style:style style:name="T4" style:family="text">
      <style:text-properties style:font-name="Times New Roman" fo:font-size="12pt" officeooo:rsid="0022163f" style:font-size-asian="12pt" style:font-size-complex="12pt"/>
    </style:style>
    <style:style style:name="T5" style:family="text">
      <style:text-properties style:font-name="Times New Roman" fo:font-size="12pt" officeooo:rsid="00402287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d168e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2163f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402287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41dfc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41f2e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43e7a3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441907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4506cc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45e7f3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472fff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4887c4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4a7c43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4aba2d" style:font-size-asian="12pt" style:font-name-complex="Times New Roman1" style:font-size-complex="12pt"/>
    </style:style>
    <style:style style:name="T20" style:family="text">
      <style:text-properties officeooo:rsid="00441907"/>
    </style:style>
    <style:style style:name="T21" style:family="text">
      <style:text-properties officeooo:rsid="004506cc"/>
    </style:style>
    <style:style style:name="T22" style:family="text">
      <style:text-properties officeooo:rsid="004aba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7">CS 499 ePortfolio C</text:span><text:span text:style-name="T8">ategory </text:span><text:span text:style-name="T9">3</text:span><text:span text:style-name="T8"> Narrative</text:span></text:p>
      <text:p text:style-name="P3">Jeremy Kansas</text:p>
      <text:p text:style-name="P3">Southern New Hampshire Universit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6"><text:tab/></text:span><text:span text:style-name="T10">To fulfill the databases category, I again went back to my Python and MongoDB Client/Server project. Whereas in the first category, I just made a number of general improvements to the original program, this time I focused on adding another level to the software stack, allowing access to the database v</text:span><text:span text:style-name="T16">ia HTML and asynchronous </text:span><text:span text:style-name="T10">Javascript calls.</text:span></text:p>
      <text:p text:style-name="P9"><text:span text:style-name="T6"><text:tab/></text:span><text:span text:style-name="T10">This item offer</text:span><text:span text:style-name="T16">ed</text:span><text:span text:style-name="T10"> a lot of opportunity to explore and showcase different skills with all of its v</text:span><text:span text:style-name="T16">arious</text:span><text:span text:style-name="T10"> moving parts interacting in different ways. Of course, the fact that it is centered around CRUD operations on a database makes it a perfect choice for the database category, and the enhancement provided many opportunities to reflect on various aspects of a</text:span><text:span text:style-name="T11">ccessing</text:span><text:span text:style-name="T10"> databases from different layers of the software stack. </text:span><text:span text:style-name="T11">I think the best example of this is taking care and remaining aware of what each layer of the stack is sending and receiving – string input converted to JSON in an HTTP request, following Python method calls down to Mongo commands, before finally returning a result and propagating it up through the stack to be displayed in the message window of the form – </text:span><text:span text:style-name="T17">though </text:span><text:span text:style-name="T16">an ideal piece of software would probably be far more generic and uncoupled </text:span><text:span text:style-name="T17">than</text:span><text:span text:style-name="T16"> mine, however.</text:span><text:span text:style-name="T11"> </text:span><text:span text:style-name="T16">Also, i</text:span><text:span text:style-name="T10">n a lot of systems, the database is essentially invisible to m</text:span><text:span text:style-name="T16">any</text:span><text:span text:style-name="T10"> average user</text:span><text:span text:style-name="T16">s</text:span><text:span text:style-name="T10">, </text:span><text:span text:style-name="T11">so</text:span><text:span text:style-name="T10"> this enhancement </text:span><text:span text:style-name="T11">is also important in that it </text:span><text:span text:style-name="T10">touches on </text:span><text:span text:style-name="T11">how everything connects, from end user actions with an app or web page, down to the storage of the data itself, </text:span><text:span text:style-name="T16">and addresses real-world database function.</text:span></text:p>
      <text:p text:style-name="P9"><text:span text:style-name="T11"><text:tab/></text:span><text:span text:style-name="T12">This artifact and the implemented enhancements further support course outcomes. Awareness of collaboration and a team environment means I always strive to keep code readable and free of other issues so that others may view it or work with it without confusion. Again, as with the other two enhancements, t</text:span><text:span text:style-name="T18">his one</text:span><text:span text:style-name="T12"> provided an opportunity to exercise code review skills and verbal communication skills d</text:span><text:span text:style-name="T18">uring the planning stages</text:span><text:span text:style-name="T12">, then to exercise written communication skills and analytical skills during the composition of the narrative. As I’ve </text:span><text:soft-page-break/><text:span text:style-name="T12">already written, and will elaborate on further below, this enhancement shows a variety of skills and tools. I was unable to directly address security in my enhancement, due to some challenges </text:span><text:span text:style-name="T18">and time constraints</text:span><text:span text:style-name="T12"> outlined below, but this artifact does present a great opportunity to at least </text:span><text:span text:style-name="T18">be aware of necessary further enhancements to address security issues.</text:span></text:p>
      <text:p text:style-name="P9"><text:span text:style-name="T12"><text:tab/></text:span><text:span text:style-name="T13">This enhancement came with many different challenges, some expected and some not. For one, I knew when initially choosing this enhancement that I might be taking on a bit of risk in that I ha</text:span><text:span text:style-name="T19">d</text:span><text:span text:style-name="T13">n’t actually written any HTML or Javascript </text:span><text:span text:style-name="T14">in five or more years</text:span><text:span text:style-name="T13">. There were, in fact, some moments early on where I wasn’t sure how to proceed, but again as in earlier enhancements I found that my background allowed me to find resources and </text:span><text:span text:style-name="T14">apply new syntax a</text:span><text:span text:style-name="T19">nd</text:span><text:span text:style-name="T14"> commands </text:span><text:span text:style-name="T19">on top of</text:span><text:span text:style-name="T14"> already familiar concepts </text:span><text:span text:style-name="T19">of software construction</text:span><text:span text:style-name="T14">, making it fairly easy to adapt to t</text:span><text:span text:style-name="T19">hese unfamiliar</text:span><text:span text:style-name="T14"> languages and paradigms – I was able to progress, in a matter of days, from not even remembering how to structure an HTML document to having a functioning (if minimal and ugly) web interface for a database. As I’ve written elsewhere, this ability to quickly learn and adapt to different technologies, libraries, tools, etc. should be invaluable in a field often driven by innovation.</text:span></text:p>
      <text:p text:style-name="P9"><text:span text:style-name="T14"><text:tab/>However, not all went smoothly. I had many issues initially with trying to get the “index.html” page to actually communicate with the Bottle.py server I had running locally. I was getting error messages related to Cross Origin Resource Sharing, which I was vaguely familiar with from prior web experience, but I didn’t understand how it applied to my situation. Then I realized, on my machine, I was running the server on localhost but loading the HTML file from my C drive, which the browser interpreted as different origins. From here, I just had to figure out how to statically serve files directly from Bottle, so that the index.html would also come from the </text:span><text:soft-page-break/><text:span text:style-name="T14">same host, and this issue would be resolved. Through this, I was able to exercise problem solving and research skills </text:span><text:span text:style-name="T19">to resolve my issue</text:span><text:span text:style-name="T14">. </text:span></text:p>
      <text:p text:style-name="P9"><text:span text:style-name="T14"><text:tab/></text:span><text:span text:style-name="T15">This enhancement also really drove home the value of collaboration and separation of duties. As usual, while first setting out to perform this enhancement, I had a smoothly-functioning, nice-looking, error free web page in mind – and I could get there, given much more time. But for such a software stack to be fully functional, user friendly, and</text:span><text:span text:style-name="T19"> perhaps most of all</text:span><text:span text:style-name="T15"> secure, a team would be better able to achieve this as each could focus on different aspects: back end, front end, UI/UX, visual design, </text:span><text:span text:style-name="T19">testing, security,</text:span><text:span text:style-name="T15"> etc. As a solo developer within very limited time constraints, I could really only hope to </text:span><text:span text:style-name="T19">lay the groundwork for the ideal concept I had</text:span><text:span text:style-name="T15">, enacting core functionality – but through well-formatted and commented code, as well as (usually) help</text:span><text:span text:style-name="T19">ful</text:span><text:span text:style-name="T15"> git commit messages, </text:span><text:span text:style-name="T19">as well as small and frequent commits in general</text:span><text:span text:style-name="T15">, I would hope to pave the way for others to more easily find their way when contributing to my base c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size-complex="12pt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 fo:font-size="12pt" officeooo:rsid="001d168e" style:font-size-asian="12pt" style:font-size-complex="12pt"/>
    </style:style>
    <style:style style:name="MT3" style:family="text">
      <style:text-properties style:font-name="Times New Roman" fo:font-size="12pt" officeooo:rsid="001cc99d" style:font-size-asian="12pt" style:font-size-complex="12pt"/>
    </style:style>
    <style:style style:name="MT4" style:family="text">
      <style:text-properties style:font-name="Times New Roman" fo:font-size="12pt" officeooo:rsid="0022163f" style:font-size-asian="12pt" style:font-size-complex="12pt"/>
    </style:style>
    <style:style style:name="MT5" style:family="text">
      <style:text-properties style:font-name="Times New Roman" fo:font-size="12pt" officeooo:rsid="00402287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 499 EPORTFOLIO CATEGORY 3 NARRATIVE<text:tab/>4</text:span></text:p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Header"><text:span text:style-name="MT1">Running Header: </text:span><text:span text:style-name="MT2">CS 499 </text:span><text:span text:style-name="MT3">E</text:span><text:span text:style-name="MT2">PORTFOLIO C</text:span><text:span text:style-name="MT4">ATEGORY </text:span><text:span text:style-name="MT5">3</text:span><text:span text:style-name="MT4"> NARRATIVE</text:span><text:span text:style-name="MT1"><text:tab/></text:span><text:span text:style-name="MT1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K</meta:initial-creator>
    <meta:editing-cycles>39</meta:editing-cycles>
    <meta:creation-date>2019-05-17T15:30:00</meta:creation-date>
    <dc:date>2020-10-07T12:56:38.710000000</dc:date>
    <meta:editing-duration>PT9H59M25S</meta:editing-duration>
    <meta:generator>LibreOffice/6.3.6.2$Windows_X86_64 LibreOffice_project/2196df99b074d8a661f4036fca8fa0cbfa33a497</meta:generator>
    <meta:document-statistic meta:table-count="0" meta:image-count="0" meta:object-count="0" meta:page-count="4" meta:paragraph-count="12" meta:word-count="885" meta:character-count="5333" meta:non-whitespace-character-count="44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